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B9000001AECF07D6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403cm" fo:margin-left="0cm" fo:margin-right="0cm" table:align="margins"/>
    </style:style>
    <style:style style:name="Table1.A" style:family="table-column">
      <style:table-column-properties style:column-width="4.466cm" style:rel-column-width="16818*"/>
    </style:style>
    <style:style style:name="Table1.B" style:family="table-column">
      <style:table-column-properties style:column-width="12.936cm" style:rel-column-width="48717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background-color="transparent" fo:padding="0.4cm" fo:border-left="none" fo:border-right="0.018cm solid #3095b4" fo:border-top="none" fo:border-bottom="none">
        <style:background-image/>
      </style:table-cell-properties>
    </style:style>
    <style:style style:name="Table1.B1" style:family="table-cell">
      <style:table-cell-properties fo:padding="0.4cm" fo:border="none"/>
    </style:style>
    <style:style style:name="Table1.A2" style:family="table-cell">
      <style:table-cell-properties fo:padding="0.4cm" fo:border-left="none" fo:border-right="0.018cm solid #3095b4" fo:border-top="none" fo:border-bottom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Footer">
      <style:paragraph-properties fo:margin-left="0cm" fo:margin-right="0cm" fo:text-align="start" style:justify-single-word="false" fo:text-indent="0cm" style:auto-text-indent="false">
        <style:tab-stops>
          <style:tab-stop style:position="8.68cm" style:type="center"/>
          <style:tab-stop style:position="10.5cm" style:type="center"/>
          <style:tab-stop style:position="17.357cm" style:type="right"/>
        </style:tab-stops>
      </style:paragraph-properties>
    </style:style>
    <style:style style:name="P4" style:family="paragraph" style:parent-style-name="Heading_20_1"/>
    <style:style style:name="P5" style:family="paragraph" style:parent-style-name="Heading_20_1">
      <style:text-properties fo:language="nb" fo:country="NO"/>
    </style:style>
    <style:style style:name="P6" style:family="paragraph" style:parent-style-name="Heading_20_1">
      <style:paragraph-properties fo:break-before="pag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fo:font-size="7pt" style:font-size-asian="7pt" style:font-size-complex="7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 text:track-changes="false">
        <text:changed-region xml:id="ct254237720" text:id="ct254237720">
          <text:insertion>
            <office:change-info>
              <dc:creator>Unknown Author</dc:creator>
              <dc:date>2013-12-03T10:18:00</dc:date>
            </office:change-info>
          </text:insertion>
        </text:changed-region>
        <text:changed-region xml:id="ct254238032" text:id="ct254238032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54237304" text:id="ct254237304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54237200" text:id="ct254237200">
          <text:insertion>
            <office:change-info>
              <dc:creator>Unknown Author</dc:creator>
              <dc:date>2013-03-01T09:07:00</dc:date>
            </office:change-info>
          </text:insertion>
        </text:changed-region>
        <text:changed-region xml:id="ct254237096" text:id="ct254237096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254236992" text:id="ct254236992">
          <text:insertion>
            <office:change-info>
              <dc:creator>Unknown Author</dc:creator>
              <dc:date>2013-03-06T10:27:00</dc:date>
            </office:change-info>
          </text:insertion>
        </text:changed-region>
        <text:changed-region xml:id="ct254236888" text:id="ct254236888">
          <text:insertion>
            <office:change-info>
              <dc:creator>Unknown Author</dc:creator>
              <dc:date>2013-03-05T12:36:00</dc:date>
            </office:change-info>
          </text:insertion>
        </text:changed-region>
        <text:changed-region xml:id="ct254236576" text:id="ct254236576">
          <text:insertion>
            <office:change-info>
              <dc:creator>Unknown Author</dc:creator>
              <dc:date>2013-03-05T14:52:00</dc:date>
            </office:change-info>
          </text:insertion>
        </text:changed-region>
        <text:changed-region xml:id="ct254236472" text:id="ct254236472">
          <text:insertion>
            <office:change-info>
              <dc:creator>Unknown Author</dc:creator>
              <dc:date>2013-12-03T10:21:00</dc:date>
            </office:change-info>
          </text:insertion>
        </text:changed-region>
        <text:changed-region xml:id="ct254236368" text:id="ct254236368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54236264" text:id="ct254236264">
          <text:insertion>
            <office:change-info>
              <dc:creator>Unknown Author</dc:creator>
              <dc:date>2013-12-03T10:21:00</dc:date>
            </office:change-info>
          </text:insertion>
        </text:changed-region>
        <text:changed-region xml:id="ct254236160" text:id="ct254236160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54236056" text:id="ct254236056">
          <text:insertion>
            <office:change-info>
              <dc:creator>Unknown Author</dc:creator>
              <dc:date>2013-12-03T10:22:00</dc:date>
            </office:change-info>
          </text:insertion>
        </text:changed-region>
        <text:changed-region xml:id="ct254235952" text:id="ct254235952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54236784" text:id="ct254236784">
          <text:insertion>
            <office:change-info>
              <dc:creator>Unknown Author</dc:creator>
              <dc:date>2013-03-06T10:55:00</dc:date>
            </office:change-info>
          </text:insertion>
        </text:changed-region>
        <text:changed-region xml:id="ct254235848" text:id="ct254235848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54235432" text:id="ct254235432">
          <text:insertion>
            <office:change-info>
              <dc:creator>Unknown Author</dc:creator>
              <dc:date>2013-12-03T10:22:00</dc:date>
            </office:change-info>
          </text:insertion>
        </text:changed-region>
        <text:changed-region xml:id="ct254235328" text:id="ct254235328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54235744" text:id="ct254235744">
          <text:insertion>
            <office:change-info>
              <dc:creator>Unknown Author</dc:creator>
              <dc:date>2013-12-03T10:52:00</dc:date>
            </office:change-info>
          </text:insertion>
        </text:changed-region>
        <text:changed-region xml:id="ct255029248" text:id="ct255029248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54235640" text:id="ct254235640">
          <text:insertion>
            <office:change-info>
              <dc:creator>Unknown Author</dc:creator>
              <dc:date>2013-05-08T17:10:00</dc:date>
            </office:change-info>
          </text:insertion>
        </text:changed-region>
        <text:changed-region xml:id="ct255029560" text:id="ct255029560">
          <text:insertion>
            <office:change-info>
              <dc:creator>Unknown Author</dc:creator>
              <dc:date>2013-05-08T17:14:00</dc:date>
            </office:change-info>
          </text:insertion>
        </text:changed-region>
        <text:changed-region xml:id="ct255029664" text:id="ct255029664">
          <text:insertion>
            <office:change-info>
              <dc:creator>Unknown Author</dc:creator>
              <dc:date>2013-12-03T10:52:00</dc:date>
            </office:change-info>
          </text:insertion>
        </text:changed-region>
        <text:changed-region xml:id="ct255029768" text:id="ct255029768">
          <text:insertion>
            <office:change-info>
              <dc:creator>Unknown Author</dc:creator>
              <dc:date>2013-05-08T17:13:00</dc:date>
            </office:change-info>
          </text:insertion>
        </text:changed-region>
        <text:changed-region xml:id="ct255029872" text:id="ct255029872">
          <text:insertion>
            <office:change-info>
              <dc:creator>Unknown Author</dc:creator>
              <dc:date>2013-12-03T10:53:00</dc:date>
            </office:change-info>
          </text:insertion>
        </text:changed-region>
        <text:changed-region xml:id="ct255029976" text:id="ct255029976">
          <text:insertion>
            <office:change-info>
              <dc:creator>Unknown Author</dc:creator>
              <dc:date>2013-05-08T17:13:00</dc:date>
            </office:change-info>
          </text:insertion>
        </text:changed-region>
        <text:changed-region xml:id="ct255029352" text:id="ct255029352">
          <text:insertion>
            <office:change-info>
              <dc:creator>Unknown Author</dc:creator>
              <dc:date>2014-03-18T15:16:00</dc:date>
            </office:change-info>
          </text:insertion>
        </text:changed-region>
        <text:changed-region xml:id="ct255030288" text:id="ct255030288">
          <text:insertion>
            <office:change-info>
              <dc:creator>Unknown Author</dc:creator>
              <dc:date>2013-06-18T16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change-start text:change-id="ct254237720"/>l['cvheading']<text:change-end text:change-id="ct254237720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4" text:outline-level="4"><text:s text:c="3"/></text:h>
            <text:h text:style-name="Heading_20_4" text:outline-level="4"><office:annotation><dc:creator>Unknown Author</dc:creator><dc:date>2012-08-07T10:20:17</dc:date><text:p text:style-name="P7"><text:span text:style-name="T4">do title</text:span></text:p><text:p text:style-name="P7"><text:span text:style-name="T4">from document(content=img, format='jpg', size=imgsizecm, sizeUnit='cm')</text:span></text:p></office:annotation></text:h>
          </table:table-cell>
          <table:table-cell table:style-name="Table1.B1" office:value-type="string">
            <text:h text:style-name="Heading_20_2" text:outline-level="2"><text:change-start text:change-id="ct254238032"/>p.name<text:change-end text:change-id="ct254238032"/> </text:h>
            <text:p text:style-name="P1"><text:change-start text:change-id="ct254237304"/>c.title<text:change-end text:change-id="ct254237304"/></text:p>
            <text:p text:style-name="P1"><office:annotation><dc:creator>Unknown Author</dc:creator><dc:date>2014-02-04T14:56:10</dc:date><text:p text:style-name="P7"><text:span text:style-name="T5">do text</text:span></text:p><text:p text:style-name="P7"><text:span text:style-name="T5">from infoline</text:span></text:p></office:annotation>placeholder for infotext</text:p>
          </table:table-cell>
        </table:table-row>
        <table:table-row table:style-name="Table1.1">
          <table:table-cell table:style-name="Table1.A2" office:value-type="string">
            <text:h text:style-name="Heading_20_4" text:outline-level="4"/>
          </table:table-cell>
          <table:table-cell table:style-name="Table1.B1" office:value-type="string">
            <text:p text:style-name="P2"><text:change-start text:change-id="ct254237200"/>l['profile']<text:change-end text:change-id="ct254237200"/></text:p>
            <text:p text:style-name="P1"><office:annotation><dc:creator>Unknown Author</dc:creator><dc:date>2012-08-07T11:43:32.01</dc:date><text:p text:style-name="P7"><text:span text:style-name="T5">do text</text:span></text:p><text:p text:style-name="P7"><text:span text:style-name="T5">from xhtml(c.profile)</text:span></text:p></office:annotation>placeholder for profile</text:p>
          </table:table-cell>
        </table:table-row>
        <table:table-row table:style-name="Table1.1">
          <table:table-cell table:style-name="Table1.A2" office:value-type="string">
            <text:h text:style-name="Heading_20_4" text:outline-level="4"><text:change-start text:change-id="ct254237096"/><office:annotation><dc:creator>Unknown Author</dc:creator><dc:date>2012-08-06T14:48:57.01</dc:date><text:p text:style-name="P7"><text:span text:style-name="T5">do row for te in t</text:span></text:p></office:annotation><text:change-end text:change-id="ct254237096"/></text:h>
          </table:table-cell>
          <table:table-cell table:style-name="Table1.B1" office:value-type="string">
            <text:p text:style-name="P2"><text:change-start text:change-id="ct254236992"/>te.title<text:change-end text:change-id="ct254236992"/></text:p>
            <text:p text:style-name="P1"><office:annotation><dc:creator>Unknown Author</dc:creator><dc:date>2013-06-20T15:13:17.02</dc:date><text:p text:style-name="P7"><text:span text:style-name="T5">do text</text:span></text:p><text:p text:style-name="P7"><text:span text:style-name="T5">from xhtml(te.data)</text:span></text:p></office:annotation>Placeholder for competencetext</text:p>
          </table:table-cell>
        </table:table-row>
      </table:table>
      <text:p text:style-name="Text_20_body"/>
      <text:h text:style-name="P6" text:outline-level="1"><office:annotation><dc:creator>Unknown Author</dc:creator><dc:date>2013-05-31T14:37:23.02</dc:date><text:p text:style-name="P7"><text:span text:style-name="T5">do title if e</text:span></text:p></office:annotation><text:change-start text:change-id="ct254236888"/>l['experience']<text:change-end text:change-id="ct254236888"/></text:h>
      <text:p text:style-name="Text_20_body"/>
      <text:section text:style-name="Sect1" text:name="Section1">
        <text:h text:style-name="Heading_20_3" text:outline-level="3"><office:annotation><dc:creator>Unknown Author</dc:creator><dc:date>2013-03-05T14:52:58.03</dc:date><text:p text:style-name="P7"><text:span text:style-name="T5">do section for ex in e</text:span></text:p></office:annotation><text:change-start text:change-id="ct254236576"/>ex.title<text:change-end text:change-id="ct254236576"/></text:h>
        <text:p text:style-name="Standard"><text:change-start text:change-id="ct254236472"/><text:span text:style-name="T2">l['period']</text:span><text:change-end text:change-id="ct254236472"/><text:span text:style-name="T2">:</text:span> <text:change-start text:change-id="ct254236368"/>ex.from_year<text:change-end text:change-id="ct254236368"/></text:p>
        <text:p text:style-name="Standard"><text:change-start text:change-id="ct254236264"/><text:span text:style-name="T2">l['client']</text:span><text:change-end text:change-id="ct254236264"/><text:span text:style-name="T2">:</text:span> <text:change-start text:change-id="ct254236160"/>ex.company<text:change-end text:change-id="ct254236160"/></text:p>
        <text:p text:style-name="Standard"><office:annotation><dc:creator>Unknown Author</dc:creator><dc:date>2012-08-20T11:04:03.03</dc:date><text:p text:style-name="P7"><text:span text:style-name="T5">do text </text:span></text:p><text:p text:style-name="P7"><text:span text:style-name="T5">from xhtml(ex.description)</text:span></text:p></office:annotation>placeholder for description</text:p>
        <text:p text:style-name="Standard"><text:span text:style-name="T2"><office:annotation><dc:creator>Unknown Author</dc:creator><dc:date>2014-01-14T13:05:43.04</dc:date><text:p text:style-name="P7"><text:span text:style-name="T5">do text if ex.techs</text:span></text:p></office:annotation></text:span><text:change-start text:change-id="ct254236056"/><text:span text:style-name="T2">l['techs']</text:span><text:change-end text:change-id="ct254236056"/><text:span text:style-name="T2">: </text:span><text:change-start text:change-id="ct254235952"/><text:span text:style-name="T3">ex.techs</text:span><text:change-end text:change-id="ct254235952"/></text:p>
        <text:p text:style-name="Text_20_body"/>
      </text:section>
      <text:p text:style-name="P1"/>
      <text:h text:style-name="Heading_20_1" text:outline-level="1"><office:annotation><dc:creator>Unknown Author</dc:creator><dc:date>2013-05-31T14:35:15.04</dc:date><text:p text:style-name="P7"><text:span text:style-name="T5">do title if w</text:span></text:p></office:annotation><text:change-start text:change-id="ct254236784"/>l['workplace']<text:change-end text:change-id="ct254236784"/></text:h>
      <text:p text:style-name="Text_20_body"/>
      <text:section text:style-name="Sect1" text:name="Section2">
        <text:h text:style-name="Heading_20_3" text:outline-level="3"><office:annotation><dc:creator>Unknown Author</dc:creator><dc:date>2013-03-06T11:44:42.04</dc:date><text:p text:style-name="P7"><text:span text:style-name="T5">do section for wp in w</text:span></text:p></office:annotation><text:change-start text:change-id="ct254235848"/>wp.title<text:change-end text:change-id="ct254235848"/></text:h>
        <text:p text:style-name="Text_20_body"><text:span text:style-name="T2"><office:annotation><dc:creator>Unknown Author</dc:creator><dc:date>2014-01-14T13:10:22.05</dc:date><text:p text:style-name="P7"><text:span text:style-name="T5">do text if wp.from_year</text:span></text:p></office:annotation></text:span><text:change-start text:change-id="ct254235432"/><text:span text:style-name="T2">l['period']</text:span><text:change-end text:change-id="ct254235432"/><text:span text:style-name="T2">:</text:span> <text:change-start text:change-id="ct254235328"/>wp.from_year<text:change-end text:change-id="ct254235328"/></text:p>
        <text:p text:style-name="Text_20_body"><text:change-start text:change-id="ct254235744"/><text:span text:style-name="T2">l['workplace2']</text:span><text:change-end text:change-id="ct254235744"/><text:span text:style-name="T2">:</text:span> <text:change-start text:change-id="ct255029248"/>wp.company<text:change-end text:change-id="ct255029248"/></text:p>
        <text:p text:style-name="Text_20_body"><office:annotation><dc:creator>Unknown Author</dc:creator><dc:date>2013-03-06T11:47:20.06</dc:date><text:p text:style-name="P7"><text:span text:style-name="T5">do text </text:span></text:p><text:p text:style-name="P7"><text:span text:style-name="T5">from xhtml(wp.description)</text:span></text:p></office:annotation>placeholder for desc</text:p>
      </text:section>
      <text:p text:style-name="P1"/>
      <text:h text:style-name="Heading_20_1" text:outline-level="1"><office:annotation><dc:creator>Unknown Author</dc:creator><dc:date>2013-05-31T14:37:12.06</dc:date><text:p text:style-name="P7"><text:span text:style-name="T5">do title if d</text:span></text:p></office:annotation><text:change-start text:change-id="ct254235640"/>l['education']<text:change-end text:change-id="ct254235640"/></text:h>
      <text:p text:style-name="Text_20_body"/>
      <text:section text:style-name="Sect1" text:name="Section3">
        <text:h text:style-name="Heading_20_3" text:outline-level="3"><office:annotation><dc:creator>Unknown Author</dc:creator><dc:date>2013-03-06T11:44:42.07</dc:date><text:p text:style-name="P7"><text:span text:style-name="T5">do section for du in d</text:span></text:p></office:annotation><text:change-start text:change-id="ct255029560"/>du.title<text:change-end text:change-id="ct255029560"/></text:h>
        <text:p text:style-name="Text_20_body"><text:span text:style-name="T2"><office:annotation><dc:creator>Unknown Author</dc:creator><dc:date>2014-01-14T13:09:42.07</dc:date><text:p text:style-name="P7"><text:span text:style-name="T5">do text if du.from_year</text:span></text:p></office:annotation></text:span><text:change-start text:change-id="ct255029664"/><text:span text:style-name="T2">l['period']</text:span><text:change-end text:change-id="ct255029664"/><text:span text:style-name="T2">:</text:span> <text:change-start text:change-id="ct255029768"/>du.from_year<text:change-end text:change-id="ct255029768"/></text:p>
        <text:p text:style-name="Text_20_body"><text:change-start text:change-id="ct255029872"/><text:span text:style-name="T2">l['school']</text:span><text:change-end text:change-id="ct255029872"/><text:span text:style-name="T2">:</text:span> <text:change-start text:change-id="ct255029976"/>du.school<text:change-end text:change-id="ct255029976"/></text:p>
        <text:p text:style-name="Text_20_body"><office:annotation><dc:creator>Unknown Author</dc:creator><dc:date>2013-03-06T11:47:20.08</dc:date><text:p text:style-name="P7"><text:span text:style-name="T5">do text </text:span></text:p><text:p text:style-name="P7"><text:span text:style-name="T5">from xhtml(du.description)</text:span></text:p></office:annotation>placeholder for desc</text:p>
      </text:section>
      <text:p text:style-name="P1"/>
      <text:h text:style-name="Heading_20_1" text:outline-level="1"><office:annotation><dc:creator>Unknown Author</dc:creator><dc:date>2014-03-18T15:49:53.08</dc:date><text:p text:style-name="P7"><text:span text:style-name="T5">do title if o</text:span></text:p></office:annotation><text:change-start text:change-id="ct255029352"/>l['other']<text:change-end text:change-id="ct255029352"/></text:h>
      <text:section text:style-name="Sect1" text:name="Other">
        <text:h text:style-name="Heading_20_3" text:outline-level="3"><office:annotation><dc:creator>Unknown Author</dc:creator><dc:date>2013-06-18T16:23:06.09</dc:date><text:p text:style-name="P7"><text:span text:style-name="T5">do section for ot in o</text:span></text:p></office:annotation><text:change-start text:change-id="ct255030288"/>ot.title<text:change-end text:change-id="ct255030288"/></text:h>
        <text:p text:style-name="P1"><office:annotation><dc:creator>Unknown Author</dc:creator><dc:date>2013-06-18T16:28:50.09</dc:date><text:p text:style-name="P7"><text:span text:style-name="T5">do text </text:span></text:p><text:p text:style-name="P7"><text:span text:style-name="T5">from xhtml(ot.data)</text:span></text:p></office:annotation>Placeholder for other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1.199cm" fo:margin-right="0cm" fo:margin-top="0cm" fo:margin-bottom="0.199cm" fo:text-indent="0cm" style:auto-text-indent="false" style:page-number="auto" fo:background-color="transparent" style:shadow="none">
        <style:tab-stops/>
        <style:background-image/>
      </style:paragraph-properties>
      <style:text-properties fo:color="#4c4c4c" style:font-name="Lucida Sans Unicod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ucida Sans Unicode" fo:font-size="8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3095b4" style:font-name="Lucida Bright" fo:font-size="16pt" fo:font-weight="600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style:font-name="Lucida Sans Unicode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style:font-name="Lucida Bright1" fo:font-size="75%" fo:font-style="italic" fo:font-weight="600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 fo:padding="0.049cm" fo:border-left="none" fo:border-right="none" fo:border-top="none" fo:border-bottom="0.018cm solid #4c4c4c" style:shadow="none"/>
      <style:text-properties fo:color="#4c4c4c" style:font-name="Lucida Sans Unicode" fo:font-size="8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start" style:justify-single-word="false" fo:text-indent="0cm" style:auto-text-indent="false">
        <style:tab-stops>
          <style:tab-stop style:position="8.68cm" style:type="center"/>
          <style:tab-stop style:position="10.5cm" style:type="center"/>
          <style:tab-stop style:position="17.357cm" style:type="right"/>
        </style:tab-stops>
      </style:paragraph-properties>
    </style:style>
    <style:style style:name="MT1" style:family="text">
      <style:text-properties fo:color="#808080" fo:font-size="7pt" style:font-size-asian="7pt" style:font-size-complex="7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199cm" fo:margin-bottom="1.199cm" fo:margin-left="1.799cm" fo:margin-right="1.7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5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h text:style-name="Heading_20_1" text:outline-level="1"><draw:frame draw:style-name="Mfr1" draw:name="graphics2" text:anchor-type="paragraph" svg:width="17.403cm" svg:height="5.106cm" draw:z-index="1"><draw:image xlink:href="Pictures/10000000000005B9000001AECF07D69B.png" xlink:type="simple" xlink:show="embed" xlink:actuate="onLoad"/></draw:frame></text:h>
      </style:header>
      <style:footer>
        <text:tracked-changes>
          <text:changed-region xml:id="ct254237408" text:id="ct254237408">
            <text:insertion>
              <office:change-info>
                <dc:creator>Unknown Author</dc:creator>
                <dc:date>2014-04-30T14:45:00</dc:date>
              </office:change-info>
            </text:insertion>
          </text:changed-region>
          <text:changed-region xml:id="ct254237512" text:id="ct254237512">
            <text:insertion>
              <office:change-info>
                <dc:creator>Unknown Author</dc:creator>
                <dc:date>2014-03-18T15:20:00</dc:date>
              </office:change-info>
            </text:insertion>
          </text:changed-region>
        </text:tracked-changes>
        <text:p text:style-name="MP1"><text:change-start text:change-id="ct254237408"/><text:span text:style-name="MT1">p.name</text:span><text:change-end text:change-id="ct254237408"/><text:span text:style-name="MT1"> <text:tab/></text:span><text:span text:style-name="MT1"><text:page-number text:select-page="current">2</text:page-number></text:span><text:span text:style-name="MT1">/</text:span><text:span text:style-name="MT1"><text:page-count>2</text:page-count></text:span><text:span text:style-name="MT1"> <text:tab/><text:tab/></text:span><text:change-start text:change-id="ct254237512"/><text:span text:style-name="MT1">acs_datestamp</text:span><text:change-end text:change-id="ct254237512"/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2DT16H57M30S</meta:editing-duration>
    <meta:editing-cycles>232</meta:editing-cycles>
    <meta:generator>OpenOffice/4.0.1$Win32 OpenOffice.org_project/401m5$Build-9714</meta:generator>
    <dc:date>2014-05-16T12:32:15.78</dc:date>
    <meta:document-statistic meta:table-count="1" meta:image-count="1" meta:object-count="0" meta:page-count="2" meta:paragraph-count="31" meta:word-count="71" meta:character-count="515"/>
    <meta:user-defined meta:name="Info 1"/>
    <meta:user-defined meta:name="Info 2"/>
    <meta:user-defined meta:name="Info 3"/>
    <meta:user-defined meta:name="Info 4"/>
  </office:meta>
</office:document-meta>
</file>